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7ce4" officeooo:paragraph-rsid="00017ce4"/>
    </style:style>
    <style:style style:name="P2" style:family="paragraph" style:parent-style-name="Standard">
      <style:text-properties fo:font-size="14pt" officeooo:rsid="00017ce4" officeooo:paragraph-rsid="00017ce4" style:font-size-asian="14pt" style:font-size-complex="14pt"/>
    </style:style>
    <style:style style:name="P3" style:family="paragraph" style:parent-style-name="Standard">
      <style:text-properties fo:font-size="14pt" officeooo:rsid="000224d0" officeooo:paragraph-rsid="00024703" style:font-size-asian="14pt" style:font-size-complex="14pt"/>
    </style:style>
    <style:style style:name="P4" style:family="paragraph" style:parent-style-name="Standard">
      <style:text-properties fo:font-size="14pt" officeooo:rsid="00024703" officeooo:paragraph-rsid="00024703" style:font-size-asian="14pt" style:font-size-complex="14pt"/>
    </style:style>
    <style:style style:name="P5" style:family="paragraph">
      <style:paragraph-properties fo:text-align="center"/>
    </style:style>
    <style:style style:name="T1" style:family="text">
      <style:text-properties officeooo:rsid="00024703"/>
    </style:style>
    <style:style style:name="T2" style:family="text">
      <style:text-properties officeooo:rsid="000415e1"/>
    </style:style>
    <style:style style:name="gr1" style:family="graphic">
      <style:graphic-properties draw:stroke="solid" draw:stroke-dash="Dashed_20__28_var_29__20_4" svg:stroke-width="0.018cm" svg:stroke-color="#000000" svg:stroke-opacity="100%" draw:stroke-linejoin="round" svg:stroke-linecap="butt" draw:textarea-horizontal-align="center" draw:textarea-vertical-align="middle"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018cm" svg:stroke-color="#000000" svg:stroke-opacity="75%" draw:stroke-linejoin="round" svg:stroke-linecap="butt" draw:textarea-horizontal-align="center" draw:textarea-vertical-align="middle"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draw:polyline text:anchor-type="paragraph" draw:z-index="0" draw:name="actual" draw:style-name="gr1" draw:text-style-name="P5" svg:width="2.853cm" svg:height="2.714cm" draw:transform="rotate (1.5707963267949) translate (1.508125cm 3.93876388888889cm)" svg:viewBox="0 0 2854 2715" draw:points="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 545,0 2309,0 2854,1677 1427,2715 0,1677"><text:p/></draw:polyline></text:p>
      <text:p text:style-name="P1"><draw:polygon text:anchor-type="paragraph" draw:z-index="1" draw:name="actual" draw:style-name="gr1" draw:text-style-name="P5" svg:width="3.527cm" svg:height="3.354cm" draw:transform="rotate (1.5707963267949) translate (9.21102777777778cm 3.89113888888889cm)" svg:viewBox="0 0 3528 3355" draw:points="0,1281 3528,1281 674,3355 1764,0 2854,3355 0,1281 3528,1281 674,3355 1764,0 2854,3355 0,1281 3528,1281 674,3355 1764,0 2854,3355 0,1281 3528,1281 674,3355 1764,0 2854,3355 0,1281 3528,1281 674,3355 1764,0 2854,3355 0,1281 3528,1281 674,3355 1764,0 2854,3355 0,1281 3528,1281 674,3355 1764,0 2854,3355 0,1281 3528,1281 674,3355 1764,0 2854,3355 0,1281 3528,1281 674,3355 1764,0 2854,3355 0,1281 3528,1281 674,3355 1764,0 2854,3355 0,1281 3528,1281 674,3355 1764,0 2854,3355 0,1281 3528,1281 674,3355 1764,0 2854,3355 0,1281 3528,1281 674,3355 1764,0 2854,3355"><text:p/></draw:polygon></text:p>
      <text:p text:style-name="P1"/>
      <text:p text:style-name="P1"/>
      <text:p text:style-name="P1"/>
      <text:p text:style-name="P1"/>
      <text:p text:style-name="P1"/>
      <text:p text:style-name="P2"/>
      <text:p text:style-name="P2"/>
      <text:p text:style-name="P2">72 <text:s text:c="73"/>144</text:p>
      <text:p text:style-name="P2"/>
      <text:p text:style-name="P2"/>
      <text:p text:style-name="P2"/>
      <text:p text:style-name="P2"/>
      <text:p text:style-name="P2"/>
      <text:p text:style-name="P2"><draw:polyline text:anchor-type="paragraph" draw:z-index="2" draw:name="actual" draw:style-name="gr2" draw:text-style-name="P5" svg:width="4.038cm" svg:height="4.038cm" draw:transform="rotate (1.5707963267949) translate (1.49225cm 4.05165277777778cm)" svg:viewBox="0 0 4039 4039" draw:points="2002,0 2037,0 2073,0 2108,2 2143,4 2178,5 2214,9 2249,12 2284,16 2320,21 2355,26 2390,32 2425,39 2461,46 2494,53 2528,62 2561,71 2595,81 2628,92 2662,102 2695,115 2729,127 2762,139 2796,152 2828,166 2859,180 2891,194 2923,210 2955,226 2986,242 3016,259 3046,277 3076,295 3106,314 3136,333 3166,353 3194,372 3223,393 3251,415 3279,436 3307,459 3334,482 3360,504 3387,527 3413,552 3438,577 3463,601 3487,626 3512,653 3535,679 3558,706 3581,732 3604,760 3625,788 3646,817 3667,845 3687,873 3706,903 3725,933 3745,963 3762,993 3780,1023 3798,1053 3814,1085 3829,1117 3845,1148 3859,1180 3874,1212 3888,1244 3900,1277 3912,1311 3925,1344 3937,1378 3948,1411 3958,1445 3969,1478 3978,1512 3986,1545 3993,1579 4001,1614 4008,1649 4013,1685 4018,1720 4023,1755 4027,1790 4030,1826 4034,1861 4036,1896 4038,1931 4039,1967 4039,2002 4039,2037 4039,2073 4038,2108 4036,2143 4034,2178 4030,2214 4027,2249 4023,2284 4018,2320 4013,2355 4008,2390 4001,2425 3993,2461 3986,2494 3978,2528 3969,2561 3958,2595 3948,2628 3937,2662 3925,2695 3912,2729 3900,2762 3888,2796 3874,2828 3859,2859 3845,2891 3829,2923 3814,2955 3798,2986 3780,3016 3762,3046 3745,3076 3725,3106 3706,3136 3687,3166 3667,3194 3646,3223 3625,3251 3604,3279 3581,3307 3558,3334 3535,3360 3512,3387 3487,3413 3463,3438 3438,3463 3413,3487 3387,3512 3360,3535 3334,3558 3307,3581 3279,3604 3251,3625 3223,3646 3194,3667 3166,3687 3136,3706 3106,3725 3076,3745 3046,3762 3016,3780 2986,3798 2955,3814 2923,3829 2891,3845 2859,3859 2828,3874 2796,3888 2762,3900 2729,3912 2695,3925 2662,3937 2628,3948 2595,3958 2561,3969 2528,3978 2494,3986 2461,3993 2425,4001 2390,4008 2355,4013 2320,4018 2284,4023 2249,4027 2214,4030 2178,4034 2143,4036 2108,4038 2073,4039 2037,4039 2002,4039 1967,4039 1931,4038 1896,4036 1861,4034 1826,4030 1790,4027 1755,4023 1720,4018 1685,4013 1649,4008 1614,4001 1579,3993 1545,3986 1512,3978 1478,3969 1445,3958 1411,3948 1378,3937 1344,3925 1311,3912 1277,3900 1244,3888 1212,3874 1180,3859 1148,3845 1117,3829 1085,3814 1053,3798 1023,3780 993,3762 963,3745 933,3725 903,3706 873,3687 845,3667 817,3646 788,3625 760,3604 732,3581 706,3558 679,3535 653,3512 626,3487 601,3463 577,3438 552,3413 527,3387 504,3360 482,3334 459,3307 436,3279 415,3251 393,3223 372,3194 353,3166 333,3136 314,3106 295,3076 277,3046 259,3016 242,2986 226,2955 210,2923 194,2891 180,2859 166,2828 152,2796 139,2762 127,2729 115,2695 102,2662 92,2628 81,2595 71,2561 62,2528 53,2494 46,2461 39,2425 32,2390 26,2355 21,2320 16,2284 12,2249 9,2214 5,2178 4,2143 2,2108 0,2073 0,2037 0,2002 0,1967 2,1931 4,1896 5,1861 9,1826 12,1790 16,1755 21,1720 26,1685 32,1649 39,1614 46,1579 53,1545 62,1512 71,1478 81,1445 92,1411 102,1378 115,1344 127,1311 139,1277 152,1244 166,1212 180,1180 194,1148 210,1117 226,1085 242,1053 259,1023 277,993 295,963 314,933 333,903 353,873 372,845 393,817 415,788 436,760 459,732 482,706 504,679 527,653 552,626 577,601 601,577 626,552 653,527 679,504 706,482 732,459 760,436 788,415 817,393 845,372 873,353 903,333 933,314 963,295 993,277 1023,259 1053,242 1085,226 1117,210 1148,194 1180,180 1212,166 1244,152 1277,139 1311,127 1344,115 1378,102 1411,92 1445,81 1478,71 1512,62 1545,53 1579,46 1614,39 1649,32 1685,26 1720,21 1755,16 1790,12 1826,9 1861,5 1896,4 1931,2 1967,0 2002,0 2037,0 2073,0 2108,2 2143,4 2178,5 2214,9 2249,12 2284,16 2320,21 2355,26 2390,32 2425,39 2461,46 2494,53 2528,62 2561,71 2595,81 2628,92 2662,102 2695,115 2729,127 2762,139 2796,152 2828,166 2859,180 2891,194 2923,210 2955,226 2986,242 3016,259 3046,277 3076,295 3106,314 3136,333 3166,353 3194,372 3223,393 3251,415 3279,436 3307,459 3334,482 3360,504 3387,527 3413,552 3438,577 3463,601 3487,626"><text:p/></draw:polyline><draw:polyline text:anchor-type="paragraph" draw:z-index="3" draw:name="actual" draw:style-name="gr1" draw:text-style-name="P5" svg:width="3.527cm" svg:height="3.054cm" draw:transform="rotate (1.5707963267949) translate (9.49148611111111cm 3.93347222222222cm)" svg:viewBox="0 0 3528 3055" draw:points="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 882,3055 0,1528 882,0 2646,0 3528,1528 2646,3055"><text:p/></draw:polyline></text:p>
      <text:p text:style-name="P2"/>
      <text:p text:style-name="P2"><draw:polygon text:anchor-type="paragraph" draw:z-index="5" draw:name="actual" draw:style-name="gr1" draw:text-style-name="P5" svg:width="4.359cm" svg:height="4.148cm" draw:transform="rotate (1.5707963267949) translate (8.69773611111111cm 9.49501388888889cm)" svg:viewBox="0 0 4360 4149" draw:points="416,794 3944,794 2854,4149 0,2074 2854,0 3944,3355 416,3355 1506,0 4360,2074 1506,4149 416,794 3944,794 2854,4149 0,2074 2854,0 3944,3355 416,3355 1506,0 4360,2074 1506,4149 416,794 3944,794 2854,4149 0,2074 2854,0 3944,3355 416,3355 1506,0 4360,2074 1506,4149 416,794 3944,794 2854,4149 0,2074 2854,0 3944,3355 416,3355 1506,0 4360,2074 1506,4149 416,794 3944,794 2854,4149 0,2074 2854,0 3944,3355 416,3355 1506,0 4360,2074 1506,4149 416,794 3944,794 2854,4149 0,2074 2854,0 3944,3355 416,3355 1506,0 4360,2074 1506,4149"><text:p/></draw:polygon></text:p>
      <text:p text:style-name="P2"><draw:polyline text:anchor-type="paragraph" draw:z-index="4" draw:name="actual" draw:style-name="gr1" draw:text-style-name="P5" svg:width="3.527cm" svg:height="3.527cm" draw:transform="rotate (1.5707963267949) translate (1.45697222222222cm 8.59190277777778cm)" svg:viewBox="0 0 3528 3528" draw:points="0,1034 3528,1034 1034,3528 1034,0 3528,2494 0,2494 2494,0 2494,3528 0,1034 3528,1034 1034,3528 1034,0 3528,2494 0,2494 2494,0 2494,3528 0,1034 3528,1034 1034,3528 1034,0 3528,2494 0,2494 2494,0 2494,3528 0,1034 3528,1034 1034,3528 1034,0 3528,2494 0,2494 2494,0 2494,3528 0,1034 3528,1034 1034,3528 1034,0 3528,2494 0,2494 2494,0 2494,3528 0,1034 3528,1034 1034,3528 1034,0 3528,2494 0,2494 2494,0 2494,3528 0,1034 3528,1034 1034,3528 1034,0 3528,2494 0,2494 2494,0 2494,3528 0,1034 3528,1034 1034,3528 1034,0 3528,2494 0,2494 2494,0 2494,3528 0,1034 3528,1034 1034,3528 1034,0 3528,2494 0,2494 2494,0"><text:p/></draw:polyline></text:p>
      <text:p text:style-name="P2"/>
      <text:p text:style-name="P2"/>
      <text:p text:style-name="P2"/>
      <text:p text:style-name="P2"/>
      <text:p text:style-name="P3">1 <text:s text:c="75"/><text:span text:style-name="T1">60</text:span></text:p>
      <text:p text:style-name="P3"/>
      <text:p text:style-name="P3"/>
      <text:p text:style-name="P3"/>
      <text:p text:style-name="P3"/>
      <text:p text:style-name="P3"/>
      <text:p text:style-name="P3"/>
      <text:p text:style-name="P3"/>
      <text:p text:style-name="P3"/>
      <text:p text:style-name="P3"/>
      <text:p text:style-name="P3"><text:s text:c="2"/></text:p>
      <text:p text:style-name="P4"/>
      <text:p text:style-name="P4">135 <text:s text:c="71"/><text:span text:style-name="T2">1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istance="0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21:16:51.379201917</meta:creation-date>
    <dc:date>2018-01-11T12:21:35.760555173</dc:date>
    <meta:editing-duration>P1DT15H4M42S</meta:editing-duration>
    <meta:editing-cycles>6</meta:editing-cycles>
    <meta:generator>LibreOffice/5.2.7.2$Linux_x86 LibreOffice_project/2b7f1e640c46ceb28adf43ee075a6e8b8439ed10</meta:generator>
    <meta:document-statistic meta:table-count="0" meta:image-count="0" meta:object-count="0" meta:page-count="1" meta:paragraph-count="4" meta:word-count="6" meta:character-count="238" meta:non-whitespace-character-count="14"/>
  </office:meta>
</office:document-meta>
</file>